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mbria" svg:font-family="Cambria"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Helvetica Neue1" svg:font-family="'Helvetica Neue'" style:font-family-generic="system" style:font-pitch="variable"/>
  </office:font-face-decls>
  <office:automatic-styles>
    <style:style style:name="P1" style:family="paragraph" style:parent-style-name="Standard">
      <style:paragraph-properties style:line-height-at-least="0.6cm" fo:orphans="0" fo:widows="0"/>
    </style:style>
    <style:style style:name="P2" style:family="paragraph" style:parent-style-name="Standard">
      <style:paragraph-properties style:line-height-at-least="0.6cm" fo:orphans="0" fo:widows="0"/>
      <style:text-properties style:font-name="Helvetica Neue" fo:font-size="14pt" style:font-size-asian="14pt" style:font-name-complex="Helvetica Neue1" style:font-size-complex="14pt"/>
    </style:style>
    <style:style style:name="P3" style:family="paragraph" style:parent-style-name="Standard">
      <style:paragraph-properties style:line-height-at-least="0.564cm" fo:orphans="0" fo:widows="0"/>
      <style:text-properties style:font-name="Helvetica Neue" fo:font-size="14pt" style:font-size-asian="14pt" style:font-name-complex="Helvetica Neue1" style:font-size-complex="14pt"/>
    </style:style>
    <style:style style:name="P4" style:family="paragraph" style:parent-style-name="Standard">
      <style:paragraph-properties style:line-height-at-least="0.6cm" fo:orphans="0" fo:widows="0"/>
      <style:text-properties style:font-name="Helvetica" fo:font-size="15pt" style:font-size-asian="15pt" style:font-name-complex="Helvetica1" style:font-size-complex="15pt"/>
    </style:style>
    <style:style style:name="P5" style:family="paragraph" style:parent-style-name="Standard">
      <style:paragraph-properties style:line-height-at-least="0.564cm" fo:orphans="0" fo:widows="0"/>
    </style:style>
    <style:style style:name="P6" style:family="paragraph" style:parent-style-name="Standard" style:list-style-name="WWNum1">
      <style:paragraph-properties fo:margin-left="0cm" fo:margin-right="0cm" style:line-height-at-least="0.6cm" fo:orphans="0" fo:widows="0" fo:text-indent="-1.27cm" style:auto-text-indent="false">
        <style:tab-stops>
          <style:tab-stop style:position="0.388cm"/>
          <style:tab-stop style:position="1.27cm"/>
        </style:tab-stops>
      </style:paragraph-properties>
    </style:style>
    <style:style style:name="P7" style:family="paragraph" style:parent-style-name="Standard" style:list-style-name="WWNum2">
      <style:paragraph-properties fo:margin-left="0cm" fo:margin-right="0cm" style:line-height-at-least="0.6cm" fo:orphans="0" fo:widows="0" fo:text-indent="-1.27cm" style:auto-text-indent="false">
        <style:tab-stops>
          <style:tab-stop style:position="0.388cm"/>
          <style:tab-stop style:position="1.27cm"/>
        </style:tab-stops>
      </style:paragraph-properties>
    </style:style>
    <style:style style:name="P8" style:family="paragraph" style:parent-style-name="Standard" style:master-page-name="Standard">
      <style:paragraph-properties style:line-height-at-least="0.6cm" fo:orphans="0" fo:widows="0" style:page-number="auto"/>
    </style:style>
    <style:style style:name="T1" style:family="text">
      <style:text-properties style:font-name="Helvetica Neue" fo:font-size="14pt" style:font-size-asian="14pt" style:font-name-complex="Helvetica Neue1" style:font-size-complex="14pt"/>
    </style:style>
    <style:style style:name="T2" style:family="text">
      <style:text-properties style:font-name="Helvetica Neue" fo:font-size="14pt" fo:font-weight="bold" style:font-size-asian="14pt" style:font-weight-asian="bold" style:font-name-complex="Helvetica Neue1" style:font-size-complex="14pt" style:font-weight-complex="bold"/>
    </style:style>
    <style:style style:name="T3" style:family="text">
      <style:text-properties fo:color="#101752" style:font-name="Helvetica" fo:font-size="15pt" style:text-underline-style="solid" style:text-underline-width="auto" style:text-underline-color="#000000" style:font-size-asian="15pt" style:font-name-complex="Helvetica1" style:font-size-complex="15pt"/>
    </style:style>
    <style:style style:name="T4" style:family="text">
      <style:text-properties style:font-name="Helvetica" fo:font-size="15pt" style:font-size-asian="15pt" style:font-name-complex="Helvetica1"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Accept:</text:span></text:p>
      <text:p text:style-name="P2"/>
      <text:p text:style-name="P1"><text:span text:style-name="T1">We are pleased to inform you that your extended abstract: xxx, has been accepted for the full paper submission. We look forward to receiving your full paper (4 to 8 pages) before </text:span><text:span text:style-name="T2">September 15th 2016</text:span><text:span text:style-name="T1">. For the full paper submission, please indicate whether the paper is aimed to be presented in a presentation or poster form. Please notice that this is </text:span><text:span text:style-name="T2">not a guarantee that the paper will be published</text:span><text:span text:style-name="T1"> as the full papers will go through a double-blinded review process. Full papers are to be submitted at: </text:span><text:a xlink:type="simple" xlink:href="https://easychair.org/conferences/?conf=ison2016" text:style-name="Internet_20_link" text:visited-style-name="Visited_20_Internet_20_Link"><text:span text:style-name="T3">https://easychair.org/conferences/?conf=ison2016</text:span></text:a><text:span text:style-name="T4">.</text:span><text:span text:style-name="T1"> </text:span></text:p>
      <text:p text:style-name="P4"/>
      <text:p text:style-name="P1"><text:span text:style-name="T4">We would also like to remind you the following important dates:</text:span></text:p>
      <text:p text:style-name="P4"/>
      <text:list xml:id="list139819625595713959" text:style-name="WWNum1">
        <text:list-item>
          <text:p text:style-name="P6"><text:span text:style-name="T4">Full paper submission deadline: September 15th 2016.</text:span></text:p>
        </text:list-item>
        <text:list-item>
          <text:p text:style-name="P6"><text:span text:style-name="T4">Notification of acceptance: November 1st 2016.</text:span></text:p>
        </text:list-item>
        <text:list-item>
          <text:p text:style-name="P6"><text:span text:style-name="T4">Deadline for camera-ready papers: November 20th 2016.</text:span></text:p>
        </text:list-item>
        <text:list-item>
          <text:p text:style-name="P6"><text:span text:style-name="T4">Deadline for early/author registration: November 20th 2016.</text:span></text:p>
        </text:list-item>
        <text:list-item>
          <text:p text:style-name="P6"><text:span text:style-name="T4">Special technical requirements request: December 15th 2016.</text:span></text:p>
        </text:list-item>
        <text:list-item>
          <text:p text:style-name="P6"><text:span text:style-name="T4">Satellite event: December 15th 2016.</text:span></text:p>
        </text:list-item>
        <text:list-item>
          <text:p text:style-name="P6"><text:span text:style-name="T4">ISon 2016 workshop: December 16th 2016.</text:span></text:p>
          <text:p text:style-name="P6"><text:span text:style-name="T4"/></text:p>
        </text:list-item>
      </text:list>
      <text:p text:style-name="P5"><text:span text:style-name="T1">If you have any enquiry please do not hesitate to contact us.  </text:span></text:p>
      <text:p text:style-name="P3"/>
      <text:p text:style-name="P5"><text:span text:style-name="T1">Best regards, </text:span></text:p>
      <text:p text:style-name="P3"/>
      <text:p text:style-name="P5"><text:span text:style-name="T1">Jiajun Yang </text:span></text:p>
      <text:p text:style-name="P5"><text:span text:style-name="T1">ISon 2016 Paper Chair </text:span></text:p>
      <text:p text:style-name="P3"/>
      <text:p text:style-name="P1"><text:span text:style-name="T2">Reject:</text:span></text:p>
      <text:p text:style-name="P2"/>
      <text:p text:style-name="P1"><text:span text:style-name="T1">After a careful review process, we are sorry to inform that your extended abstract: xxx, does not match the core focus of the workshop, which is on the interactivity within the sonification process. This, however, does not in any way reflect the quality of your research and we recommend submitting to conferences such as ICAD as it xxxx.  </text:span></text:p>
      <text:p text:style-name="P2"/>
      <text:p text:style-name="P1"><text:soft-page-break/><text:span text:style-name="T1">If you have any enquiry please do not hesitate to contact us.  </text:span></text:p>
      <text:p text:style-name="P2"/>
      <text:p text:style-name="P1"><text:span text:style-name="T1">Best regards, </text:span></text:p>
      <text:p text:style-name="P2"/>
      <text:p text:style-name="P1"><text:span text:style-name="T1">Jiajun Yang </text:span></text:p>
      <text:p text:style-name="P1"><text:span text:style-name="T1">ISon 2016 Paper Chair </text:span></text:p>
      <text:p text:style-name="P2"/>
      <text:p text:style-name="P1"><text:span text:style-name="T2">Weak Accept:</text:span></text:p>
      <text:p text:style-name="P2"/>
      <text:p text:style-name="P1"><text:span text:style-name="T1">We are pleased to inform you that your extended abstract: xxx, has been accepted for the full paper submission subject to the following suggestion. </text:span></text:p>
      <text:p text:style-name="P2"/>
      <text:p text:style-name="P1"><text:span text:style-name="T1">     Review:  </text:span></text:p>
      <text:p text:style-name="P1"><text:span text:style-name="T1">As the core focus of ISon 2016 is on the interactivity within the sonification process, we suggest you to elaborate the interaction aspect... </text:span></text:p>
      <text:p text:style-name="P2"/>
      <text:p text:style-name="P1"><text:span text:style-name="T1">We look forward to receiving your full paper (4 to 8 pages) before </text:span><text:span text:style-name="T2">September 15th 2016</text:span><text:span text:style-name="T1">. For the full paper submission, please indicate whether the paper is aimed to be presented in a presentation or poster form. Please notice that this is </text:span><text:span text:style-name="T2">not a guarantee that the paper will be published</text:span><text:span text:style-name="T1"> as the full papers will go through a double-blinded review process. Full papers are to be submitted at: </text:span><text:a xlink:type="simple" xlink:href="https://easychair.org/conferences/?conf=ison2016" text:style-name="Internet_20_link" text:visited-style-name="Visited_20_Internet_20_Link"><text:span text:style-name="T3">https://easychair.org/conferences/?conf=ison2016</text:span></text:a><text:span text:style-name="T4">.</text:span><text:span text:style-name="T1"> </text:span></text:p>
      <text:p text:style-name="P4"/>
      <text:p text:style-name="P1"><text:span text:style-name="T4">We would also like to remind you the following important dates:</text:span></text:p>
      <text:p text:style-name="P4"/>
      <text:list xml:id="list5260584263302929387" text:style-name="WWNum2">
        <text:list-item>
          <text:p text:style-name="P7"><text:span text:style-name="T4">Full paper submission deadline: September 15th 2016.</text:span></text:p>
        </text:list-item>
        <text:list-item>
          <text:p text:style-name="P7"><text:span text:style-name="T4">Notification of acceptance: November 1st 2016.</text:span></text:p>
        </text:list-item>
        <text:list-item>
          <text:p text:style-name="P7"><text:span text:style-name="T4">Deadline for camera-ready papers: November 20th 2016.</text:span></text:p>
        </text:list-item>
        <text:list-item>
          <text:p text:style-name="P7"><text:span text:style-name="T4">Deadline for early/author registration: November 20th 2016.</text:span></text:p>
        </text:list-item>
        <text:list-item>
          <text:p text:style-name="P7"><text:span text:style-name="T4">Special technical requirements request: December 15th 2016.</text:span></text:p>
        </text:list-item>
        <text:list-item>
          <text:p text:style-name="P7"><text:span text:style-name="T4">Satellite event: December 15th 2016.</text:span></text:p>
        </text:list-item>
        <text:list-item>
          <text:p text:style-name="P7"><text:span text:style-name="T4">ISon 2016 workshop: December 16th 2016.</text:span></text:p>
        </text:list-item>
      </text:list>
      <text:p text:style-name="P5"><text:span text:style-name="T1">If you have any enquiry please do not hesitate to contact us.  </text:span></text:p>
      <text:p text:style-name="P3"/>
      <text:p text:style-name="P5"><text:span text:style-name="T1">Best regards, </text:span></text:p>
      <text:p text:style-name="P3"><text:soft-page-break/></text:p>
      <text:p text:style-name="P5"><text:span text:style-name="T1">Jiajun Yang </text:span></text:p>
      <text:p text:style-name="P5"><text:span text:style-name="T1">ISon 2016 Paper Chair </text:span></text:p>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mbria" svg:font-family="Cambria"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Helvetica Neue1" svg:font-family="'Helvetica Neue'"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Arial Unicode M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ajun Yang</meta:initial-creator>
    <dc:creator>Jiajun Yang</dc:creator>
    <meta:editing-cycles>1</meta:editing-cycles>
    <meta:creation-date>2016-07-14T20:35:00</meta:creation-date>
    <dc:date>2016-07-15T16:36:12</dc:date>
    <meta:editing-duration>P0D</meta:editing-duration>
    <meta:generator>OpenOffice/4.1.1$Unix OpenOffice.org_project/411m6$Build-9775</meta:generator>
    <meta:document-statistic meta:table-count="0" meta:image-count="0" meta:object-count="0" meta:page-count="3" meta:paragraph-count="37" meta:word-count="455" meta:character-count="2827"/>
    <meta:user-defined meta:name="AppVersion">14.0000</meta:user-defined>
    <meta:user-defined meta:name="Company">University of Yor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